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6.9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844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justify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 style:vertical-align="top"/>
      <style:text-properties style:use-window-font-color="true" style:text-outline="false" style:text-line-through-style="none" fo:text-shadow="none" style:text-underline-style="none" fo:font-weight="normal" style:text-underline-mode="continuous" style:text-overline-mode="continuous" style:text-line-through-mode="continuous" style:font-weight-asian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justify"/>
      <style:text-properties style:use-window-font-color="true" style:text-outline="false" style:text-line-through-style="none" fo:text-shadow="none" style:text-underline-style="none" fo:font-weight="normal" style:text-underline-mode="continuous" style:text-overline-mode="continuous" style:text-line-through-mode="continuous" style:font-weight-asian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language="pt" fo:country="BR" fo:font-style="italic" style:font-name-asian="Times New Roman" style:font-size-asian="10pt" style:language-asian="en" style:country-asian="US" style:font-style-asian="italic" style:font-name-complex="Times New Roman" style:font-size-complex="5.69999980926514pt" style:language-complex="ar" style:country-complex="SA" style:font-style-complex="italic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Variável Taxonômica (Descrição)</text:p>
          </table:table-cell>
          <table:table-cell table:style-name="ce1" office:value-type="string">
            <text:p>Variável Morfológica (Qualitativa)</text:p>
          </table:table-cell>
        </table:table-row>
        <table:table-row table:style-name="ro2">
          <table:table-cell office:value-type="string">
            <text:p>Cabeça – Neste item foram observados as formas de cabeça e os componentes constantes, como por ex.: representação de língua, chifre, boca, etc.</text:p>
            <text:p/>
          </table:table-cell>
          <table:table-cell table:style-name="ce3" office:value-type="string">
            <text:p>- Arredondada</text:p>
            <text:p>- Arredondada com chifres</text:p>
            <text:p>- Arredondada com concavidade</text:p>
            <text:p>- Arredondada com concavidade e chifres</text:p>
            <text:p>- Circular</text:p>
            <text:p>- Retangular</text:p>
            <text:p>- Circular com língua</text:p>
            <text:p>N.R. = Não representado</text:p>
            <text:p>N.I. (<text:span text:style-name="T1">NA</text:span>) = Não identificado</text:p>
          </table:table-cell>
        </table:table-row>
        <table:table-row table:style-name="ro3">
          <table:table-cell office:value-type="string">
            <text:p>Pescoço – Este item detém, inicialmente, presença ou ausência uma vez que há figuras que não trazem a representação desta parte do corpo. Em relação a presença alongada e curta, essa definição se dá através da comparação das dimensões da linha com outras partes do corpo representado.</text:p>
          </table:table-cell>
          <table:table-cell table:style-name="ce4" office:value-type="string">
            <text:p>- Linha alongada</text:p>
            <text:p>- Linha curta</text:p>
            <text:p>N.R. = Não representada</text:p>
            <text:p>N.I. (<text:span text:style-name="T1">NA</text:span>) = Não identificado</text:p>
          </table:table-cell>
        </table:table-row>
        <table:table-row table:style-name="ro4">
          <table:table-cell office:value-type="string">
            <text:p>Tronco – Neste item foram analisadas as formas que foram verificados os corpos dos zoomorfos;</text:p>
          </table:table-cell>
          <table:table-cell office:value-type="string">
            <text:p>- Arredondado</text:p>
            <text:p>- Retangular</text:p>
            <text:p>- Circular</text:p>
          </table:table-cell>
        </table:table-row>
        <table:table-row table:style-name="ro5">
          <table:table-cell office:value-type="string">
            <text:p>Membros – Foi analisada a quantidade dos membros representados em cada zoomorfo e a forma posicional que está representada (locomoção);</text:p>
          </table:table-cell>
          <table:table-cell office:value-type="string">
            <text:p>- 4/ Quadrúpede</text:p>
            <text:p>- 4/ Bípede</text:p>
            <text:p>- 2/ Bípede</text:p>
            <text:p>- 24 linhas</text:p>
          </table:table-cell>
        </table:table-row>
        <table:table-row table:style-name="ro6">
          <table:table-cell office:value-type="string">
            <text:p>Patas – Neste item foram analisadas as formas em que foram representadas relacionando-as com os dedos.</text:p>
          </table:table-cell>
          <table:table-cell office:value-type="string">
            <text:p>- Artiodáctila</text:p>
            <text:p>- Tridáctila</text:p>
            <text:p>- Tetradáctila</text:p>
            <text:p>- Pentadáctila</text:p>
            <text:p>- Circular</text:p>
            <text:p>- Linha</text:p>
            <text:p>- Arredondada com concavidade</text:p>
            <text:p>N.R. = Não representada</text:p>
          </table:table-cell>
        </table:table-row>
        <table:table-row table:style-name="ro3">
          <table:table-cell office:value-type="string">
            <text:p>Cauda – Foram analisadas as formas representadas do prolongamento da extremidade posterior do tronco. Em relação a presença alongada e curta, essa dimensão se dá através da comparação dos tamanhos da linha (cauda) com outras partes do corpo representado.</text:p>
          </table:table-cell>
          <table:table-cell office:value-type="string">
            <text:p>- Linha curta</text:p>
            <text:p>- Linha longa</text:p>
            <text:p>- Linhas longas</text:p>
            <text:p>N.R. = Não representada</text:p>
          </table:table-cell>
        </table:table-row>
      </table:table>
      <table:table table:name="Planilha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15/10/2022</text:date>, <text:time>19:3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onseca</meta:initial-creator>
    <meta:creation-date>2022-10-15T19:33:25.24</meta:creation-date>
    <dc:date>2022-10-15T19:34:59.06</dc:date>
    <dc:creator>Thiago Fonseca</dc:creator>
    <meta:editing-duration>PT1M34S</meta:editing-duration>
    <meta:editing-cycles>1</meta:editing-cycles>
    <meta:document-statistic meta:table-count="3" meta:cell-count="14" meta:object-count="0"/>
    <meta:generator>OpenOffice/4.1.13$Win32 OpenOffice.org_project/4113m1$Build-9810</meta:generator>
  </office:meta>
</office:document-meta>
</file>